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text-underline-style="solid" style:text-underline-width="auto" style:text-underline-color="font-color" fo:font-weight="bold" officeooo:rsid="0001f97c" officeooo:paragraph-rsid="0001f97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800000" style:text-underline-style="solid" style:text-underline-width="auto" style:text-underline-color="font-color" fo:font-weight="bold" officeooo:rsid="0001f97c" officeooo:paragraph-rsid="0001f97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01f97c" officeooo:paragraph-rsid="0001f97c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text-underline-style="none" fo:font-weight="normal" officeooo:rsid="0001f97c" officeooo:paragraph-rsid="0001f97c" style:font-weight-asian="normal" style:font-weight-complex="normal"/>
    </style:style>
    <style:style style:name="P5" style:family="paragraph" style:parent-style-name="Standard" style:list-style-name="L5">
      <style:paragraph-properties fo:text-align="start" style:justify-single-word="false"/>
      <style:text-properties fo:color="#000000" style:text-underline-style="none" fo:font-weight="normal" officeooo:rsid="0001f97c" officeooo:paragraph-rsid="0001f97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05108d" officeooo:paragraph-rsid="0005108d" style:font-weight-asian="normal" style:font-weight-complex="normal"/>
    </style:style>
    <style:style style:name="P7" style:family="paragraph" style:parent-style-name="Standard" style:list-style-name="L6">
      <style:paragraph-properties fo:text-align="start" style:justify-single-word="false"/>
      <style:text-properties fo:color="#000000" style:text-underline-style="none" fo:font-weight="normal" officeooo:rsid="0005108d" officeooo:paragraph-rsid="0005108d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ff9900" style:text-underline-style="solid" style:text-underline-width="auto" style:text-underline-color="font-color" fo:font-weight="bold" officeooo:rsid="0001f97c" officeooo:paragraph-rsid="0001f97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9900" style:text-underline-style="solid" style:text-underline-width="auto" style:text-underline-color="font-color" fo:font-weight="bold" officeooo:rsid="0001f97c" officeooo:paragraph-rsid="0001f97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9900" style:text-underline-style="solid" style:text-underline-width="auto" style:text-underline-color="font-color" fo:font-weight="bold" officeooo:rsid="0005108d" officeooo:paragraph-rsid="0005108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CÉNARIOS</text:p>
      <text:p text:style-name="P1"/>
      <text:p text:style-name="P9">Scénario simple</text:p>
      <text:p text:style-name="P2"/>
      <text:list xml:id="list3700130605416492202" text:style-name="L1">
        <text:list-item>
          <text:p text:style-name="P4">Entrez vos identifiants</text:p>
        </text:list-item>
        <text:list-item>
          <text:p text:style-name="P4">Cliqué sur le bouton Valider</text:p>
        </text:list-item>
        <text:list-item>
          <text:p text:style-name="P4">Dans le menu cliqué sur Console</text:p>
        </text:list-item>
        <text:list-item>
          <text:p text:style-name="P4">Dans le menu déroulant choisissez Nantes</text:p>
        </text:list-item>
        <text:list-item>
          <text:p text:style-name="P4">Choisissez un poste et cliqué sur sa photo</text:p>
        </text:list-item>
        <text:list-item>
          <text:p text:style-name="P4">Cliqué sur le bouton Annuler</text:p>
        </text:list-item>
      </text:list>
      <text:p text:style-name="P3"/>
      <text:p text:style-name="P9">Scénario complexe</text:p>
      <text:p text:style-name="P3"/>
      <text:list xml:id="list9066019496299121828" text:style-name="L5">
        <text:list-item>
          <text:p text:style-name="P5">Entrez vos identifiants</text:p>
        </text:list-item>
        <text:list-item>
          <text:p text:style-name="P5">Cliqué sur le bouton Valider</text:p>
        </text:list-item>
        <text:list-item>
          <text:p text:style-name="P5">Dans le menu cliqué sur Console</text:p>
        </text:list-item>
        <text:list-item>
          <text:p text:style-name="P5">Dans le menu déroulant choisissez Nantes</text:p>
        </text:list-item>
        <text:list-item>
          <text:p text:style-name="P5">Choisissez un poste et cliqué sur sa photo</text:p>
        </text:list-item>
        <text:list-item>
          <text:p text:style-name="P5">Dans le menu déroulant utilisateurs choisissez un utilisateur</text:p>
        </text:list-item>
        <text:list-item>
          <text:p text:style-name="P5">Dans le menu déroulant durée choisissez une durée</text:p>
        </text:list-item>
        <text:list-item>
          <text:p text:style-name="P5">Dans le menu déroulant objet choisissez l'objet</text:p>
        </text:list-item>
        <text:list-item>
          <text:p text:style-name="P5">Cliqué sur le bouton Valider</text:p>
        </text:list-item>
        <text:list-item>
          <text:p text:style-name="P5">Vérifier le poste que vous avez sélectionné</text:p>
        </text:list-item>
      </text:list>
      <text:p text:style-name="P6"/>
      <text:p text:style-name="P10">Scénarios erreur</text:p>
      <text:p text:style-name="P10"/>
      <text:list xml:id="list7680735779063367027" text:style-name="L6">
        <text:list-item>
          <text:p text:style-name="P7">Entrez le login suivant : toto</text:p>
        </text:list-item>
        <text:list-item>
          <text:p text:style-name="P7">Entrez le mot de passe suivant : azerty</text:p>
        </text:list-item>
        <text:list-item>
          <text:p text:style-name="P7">Cliqué sur Valider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card </meta:initial-creator>
    <meta:creation-date>2014-10-10T13:48:42.949577607</meta:creation-date>
    <dc:date>2014-10-10T14:34:16.399477626</dc:date>
    <dc:creator>Alucard </dc:creator>
    <meta:editing-duration>PT30M22S</meta:editing-duration>
    <meta:editing-cycles>2</meta:editing-cycles>
    <meta:generator>LibreOffice/4.2.6.3$Linux_x86 LibreOffice_project/420m0$Build-3</meta:generator>
    <meta:document-statistic meta:table-count="0" meta:image-count="0" meta:object-count="0" meta:page-count="1" meta:paragraph-count="23" meta:word-count="139" meta:character-count="767" meta:non-whitespace-character-count="670"/>
  </office:meta>
</office:document-meta>
</file>